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055cm" fo:margin-left="0.725cm" table:align="left" style:writing-mode="lr-tb"/>
    </style:style>
    <style:style style:name="Tabela2.A" style:family="table-column">
      <style:table-column-properties style:column-width="12.501cm"/>
    </style:style>
    <style:style style:name="Tabela2.B" style:family="table-column">
      <style:table-column-properties style:column-width="3.554cm"/>
    </style:style>
    <style:style style:name="Tabela2.1" style:family="table-row">
      <style:table-row-properties style:min-row-height="0.854cm" style:keep-together="true" fo:keep-together="auto"/>
    </style:style>
    <style:style style:name="Tabela2.A1" style:family="table-cell">
      <style:table-cell-properties style:vertical-align="middle" fo:background-color="#cccccc" fo:padding-left="0.123cm" fo:padding-right="0.123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cccccc" fo:padding-left="0.123cm" fo:padding-right="0.123cm" fo:padding-top="0cm" fo:padding-bottom="0cm" fo:border="1.5pt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75pt solid #000000" style:writing-mode="lr-tb"/>
    </style:style>
    <style:style style:name="Tabela2.B2" style:family="table-cell">
      <style:table-cell-properties style:vertical-align="top" fo:padding-left="0.123cm" fo:padding-right="0.123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2.3" style:family="table-row">
      <style:table-row-properties style:keep-together="true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-left="1.5pt solid #000000" fo:border-right="1.5pt solid #000000" fo:border-top="none" fo:border-bottom="0.75pt solid #000000" style:writing-mode="lr-tb"/>
    </style:style>
    <style:style style:name="Tabela2.4" style:family="table-row">
      <style:table-row-properties style:keep-together="true" fo:keep-together="auto"/>
    </style:style>
    <style:style style:name="Tabela2.A4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1.5pt solid #000000" fo:border-right="1.5pt solid #000000" fo:border-top="none" fo:border-bottom="0.75pt solid #000000" style:writing-mode="lr-tb"/>
    </style:style>
    <style:style style:name="Tabela2.5" style:family="table-row">
      <style:table-row-properties style:keep-together="true" fo:keep-together="auto"/>
    </style:style>
    <style:style style:name="Tabela2.A5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ela2.B5" style:family="table-cell">
      <style:table-cell-properties style:vertical-align="top" fo:padding-left="0.123cm" fo:padding-right="0.123cm" fo:padding-top="0cm" fo:padding-bottom="0cm" fo:border-left="1.5pt solid #000000" fo:border-right="1.5pt solid #000000" fo:border-top="none" fo:border-bottom="0.75pt solid #000000" style:writing-mode="lr-tb"/>
    </style:style>
    <style:style style:name="Tabela2.6" style:family="table-row">
      <style:table-row-properties style:keep-together="true" fo:keep-together="auto"/>
    </style:style>
    <style:style style:name="Tabela2.A6" style:family="table-cell">
      <style:table-cell-properties style:vertical-align="top" fo:padding-left="0.123cm" fo:padding-right="0.123cm" fo:padding-top="0cm" fo:padding-bottom="0cm" fo:border-left="1.5pt solid #000000" fo:border-right="none" fo:border-top="none" fo:border-bottom="0.75pt solid #000000" style:writing-mode="lr-tb"/>
    </style:style>
    <style:style style:name="Tabela2.B6" style:family="table-cell">
      <style:table-cell-properties style:vertical-align="top" fo:padding-left="0.123cm" fo:padding-right="0.123cm" fo:padding-top="0cm" fo:padding-bottom="0cm" fo:border-left="1.5pt solid #000000" fo:border-right="1.5pt solid #000000" fo:border-top="none" fo:border-bottom="0.75pt solid #000000" style:writing-mode="lr-tb"/>
    </style:style>
    <style:style style:name="Tabela2.7" style:family="table-row">
      <style:table-row-properties style:keep-together="true" fo:keep-together="auto"/>
    </style:style>
    <style:style style:name="Tabela2.A7" style:family="table-cell">
      <style:table-cell-properties style:vertical-align="top" fo:padding-left="0.123cm" fo:padding-right="0.123cm" fo:padding-top="0cm" fo:padding-bottom="0cm" fo:border-left="1.5pt solid #000000" fo:border-right="none" fo:border-top="0.75pt solid #000000" fo:border-bottom="1.5pt solid #000000" style:writing-mode="lr-tb"/>
    </style:style>
    <style:style style:name="Tabela2.B7" style:family="table-cell">
      <style:table-cell-properties style:vertical-align="top" fo:padding-left="0.123cm" fo:padding-right="0.123cm" fo:padding-top="0cm" fo:padding-bottom="0cm" fo:border-left="1.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  <style:text-properties fo:language="pl" fo:country="PL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text-properties fo:language="pl" fo:country="PL" style:font-name-asian="Arial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P1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3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4" style:family="paragraph" style:parent-style-name="Footer">
      <style:paragraph-properties fo:margin-top="0.212cm" fo:margin-bottom="0.212cm" style:snap-to-layout-grid="false"/>
      <style:text-properties style:font-name="Arial" fo:language="pl" fo:country="PL" fo:font-weight="bold" style:font-weight-asian="bold" style:font-name-complex="Arial"/>
    </style:style>
    <style:style style:name="P15" style:family="paragraph" style:parent-style-name="Footer">
      <style:paragraph-properties fo:margin-top="0.212cm" fo:margin-bottom="0.212cm" fo:text-align="center" style:justify-single-word="false" style:snap-to-layout-grid="false"/>
      <style:text-properties style:font-name="Arial" fo:language="pl" fo:country="PL" fo:font-weight="bold" style:font-weight-asian="bold" style:font-name-complex="Arial"/>
    </style:style>
    <style:style style:name="P16" style:family="paragraph" style:parent-style-name="Footer">
      <style:paragraph-properties fo:margin-top="0.212cm" fo:margin-bottom="0.212cm" fo:text-align="center" style:justify-single-word="false" style:snap-to-layout-grid="false"/>
      <style:text-properties fo:language="pl" fo:country="PL"/>
    </style:style>
    <style:style style:name="P17" style:family="paragraph" style:parent-style-name="Standard">
      <style:paragraph-properties fo:margin-top="0.212cm" fo:margin-bottom="0.212cm" style:text-autospace="none" style:snap-to-layout-grid="false"/>
      <style:text-properties fo:language="pl" fo:country="PL"/>
    </style:style>
    <style:style style:name="P18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19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language="pl" fo:country="PL"/>
    </style:style>
    <style:style style:name="P20" style:family="paragraph" style:parent-style-name="Header">
      <style:paragraph-properties fo:text-align="end" style:justify-single-word="false"/>
    </style:style>
    <style:style style:name="P21" style:family="paragraph" style:parent-style-name="Header">
      <style:paragraph-properties fo:text-align="end" style:justify-single-word="false"/>
      <style:text-properties fo:language="pl" fo:country="PL"/>
    </style:style>
    <style:style style:name="P22" style:family="paragraph" style:parent-style-name="Header">
      <style:paragraph-properties fo:break-before="page"/>
      <style:text-properties fo:language="pl" fo:country="PL"/>
    </style:style>
    <style:style style:name="P23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5" style:family="paragraph" style:parent-style-name="InfoBlue">
      <style:paragraph-properties fo:margin-left="0cm" fo:margin-right="0cm" fo:text-indent="0cm" style:auto-text-indent="false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pl" fo:country="PL"/>
    </style:style>
    <style:style style:name="P27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28" style:family="paragraph" style:parent-style-name="Tabletext">
      <style:paragraph-properties style:snap-to-layout-grid="false"/>
      <style:text-properties fo:language="pl" fo:country="PL"/>
    </style:style>
    <style:style style:name="P29" style:family="paragraph" style:parent-style-name="Contents_20_3">
      <style:paragraph-properties>
        <style:tab-stops>
          <style:tab-stop style:position="2.54cm"/>
          <style:tab-stop style:position="16.51cm" style:type="right"/>
        </style:tab-stops>
      </style:paragraph-properties>
    </style:style>
    <style:style style:name="P30" style:family="paragraph" style:parent-style-name="Header" style:master-page-name="Standard">
      <style:paragraph-properties fo:text-align="end" style:justify-single-word="false" style:page-number="auto"/>
      <style:text-properties fo:language="pl" fo:country="PL"/>
    </style:style>
    <style:style style:name="P31" style:family="paragraph" style:parent-style-name="Header" style:master-page-name="Konwertuj_20_1">
      <style:paragraph-properties style:page-number="auto"/>
      <style:text-properties fo:language="pl" fo:country="PL"/>
    </style:style>
    <style:style style:name="P32" style:family="paragraph" style:parent-style-name="Heading_20_1">
      <style:text-properties fo:language="pl" fo:country="PL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fo:language="pl" fo:country="PL"/>
    </style:style>
    <style:style style:name="P35" style:family="paragraph" style:parent-style-name="Heading_20_2">
      <style:paragraph-properties fo:text-align="justify" style:justify-single-word="false"/>
      <style:text-properties fo:language="pl" fo:country="PL"/>
    </style:style>
    <style:style style:name="P36" style:family="paragraph" style:parent-style-name="Heading_20_2">
      <style:paragraph-properties fo:margin-left="1.27cm" fo:margin-right="0cm" fo:text-align="justify" style:justify-single-word="false" fo:text-indent="-1.27cm" style:auto-text-indent="false"/>
      <style:text-properties fo:language="pl" fo:country="PL"/>
    </style:style>
    <style:style style:name="P37" style:family="paragraph" style:parent-style-name="Heading_20_3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pl" fo:country="PL" style:font-name-asian="Arial"/>
    </style:style>
    <style:style style:name="T3" style:family="text">
      <style:text-properties fo:language="pl" fo:country="PL" fo:font-style="italic" style:font-style-asian="italic" style:font-style-complex="italic"/>
    </style:style>
    <style:style style:name="T4" style:family="text">
      <style:text-properties fo:language="pl" fo:country="PL" fo:font-style="normal" style:font-style-asian="normal" style:font-style-complex="normal"/>
    </style:style>
    <style:style style:name="T5" style:family="text">
      <style:text-properties style:font-name="Symbol1" fo:language="pl" fo:country="PL"/>
    </style:style>
    <style:style style:name="T6" style:family="text">
      <style:text-properties style:font-name-asian="Arial"/>
    </style:style>
    <style:style style:name="T7" style:family="text">
      <style:text-properties fo:font-size="14pt" fo:language="pl" fo:country="PL" style:font-size-asian="14pt"/>
    </style:style>
    <style:style style:name="T8" style:family="text">
      <style:text-properties fo:font-size="14pt" fo:language="pl" fo:country="PL" style:font-name-asian="Arial" style:font-size-asian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ogalik</text:p>
      <text:p text:style-name="P21">Specyfikacja<text:span text:style-name="T6"> </text:span>wymagań<text:span text:style-name="T6"> </text:span>projektu</text:p>
      <text:p text:style-name="P21"/>
      <text:p text:style-name="P2"/>
      <text:p text:style-name="P2"/>
      <text:p text:style-name="P20"><text:span text:style-name="T7">Wersja</text:span><text:span text:style-name="T8"> 1</text:span><text:span text:style-name="T7">.0</text:span></text:p>
      <text:p text:style-name="P31">Historia<text:span text:style-name="T6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7">Data</text:p>
          </table:table-cell>
          <table:table-cell table:style-name="Tabela1.A1" office:value-type="string">
            <text:p text:style-name="P27">Wersja</text:p>
          </table:table-cell>
          <table:table-cell table:style-name="Tabela1.A1" office:value-type="string">
            <text:p text:style-name="P27">Opis</text:p>
          </table:table-cell>
          <table:table-cell table:style-name="Tabela1.D1" office:value-type="string">
            <text:p text:style-name="P27">Autor</text:p>
          </table:table-cell>
        </table:table-row>
        <table:table-row table:style-name="Tabela1.1">
          <table:table-cell table:style-name="Tabela1.A1" office:value-type="string">
            <text:p text:style-name="P28">19/10/2012</text:p>
          </table:table-cell>
          <table:table-cell table:style-name="Tabela1.A1" office:value-type="string">
            <text:p text:style-name="P28">0.1</text:p>
          </table:table-cell>
          <table:table-cell table:style-name="Tabela1.A1" office:value-type="string">
            <text:p text:style-name="P28">Utworzenie początkowej wersji specyfikacji</text:p>
          </table:table-cell>
          <table:table-cell table:style-name="Tabela1.D1" office:value-type="string">
            <text:p text:style-name="P28">Karol Haiduk</text:p>
          </table:table-cell>
        </table:table-row>
        <table:table-row table:style-name="Tabela1.1">
          <table:table-cell table:style-name="Tabela1.A1" office:value-type="string">
            <text:p text:style-name="P28">26/10/2012</text:p>
          </table:table-cell>
          <table:table-cell table:style-name="Tabela1.A1" office:value-type="string">
            <text:p text:style-name="P28">1.0</text:p>
          </table:table-cell>
          <table:table-cell table:style-name="Tabela1.A1" office:value-type="string">
            <text:p text:style-name="P28">Dodanie odniesień do specyfikacji przypadków użycia</text:p>
          </table:table-cell>
          <table:table-cell table:style-name="Tabela1.D1" office:value-type="string">
            <text:p text:style-name="P28">Karol Haiduk</text:p>
          </table:table-cell>
        </table:table-row>
        <table:table-row table:style-name="Tabela1.1">
          <table:table-cell table:style-name="Tabela1.A1" office:value-type="string">
            <text:p text:style-name="P28"/>
          </table:table-cell>
          <table:table-cell table:style-name="Tabela1.A1" office:value-type="string">
            <text:p text:style-name="P28"/>
          </table:table-cell>
          <table:table-cell table:style-name="Tabela1.A1" office:value-type="string">
            <text:p text:style-name="P28"/>
          </table:table-cell>
          <table:table-cell table:style-name="Tabela1.D1" office:value-type="string">
            <text:p text:style-name="P28"/>
          </table:table-cell>
        </table:table-row>
        <table:table-row table:style-name="Tabela1.1">
          <table:table-cell table:style-name="Tabela1.A1" office:value-type="string">
            <text:p text:style-name="P28"/>
          </table:table-cell>
          <table:table-cell table:style-name="Tabela1.A1" office:value-type="string">
            <text:p text:style-name="P28"/>
          </table:table-cell>
          <table:table-cell table:style-name="Tabela1.A1" office:value-type="string">
            <text:p text:style-name="P28"/>
          </table:table-cell>
          <table:table-cell table:style-name="Tabela1.D1" office:value-type="string">
            <text:p text:style-name="P28"/>
          </table:table-cell>
        </table:table-row>
      </table:table>
      <text:p text:style-name="P2"/>
      <text:p text:style-name="P22">Spis<text:span text:style-name="T6"> </text:span>treści</text:p>
      <text:table-of-content text:style-name="Sect1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2.54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4">1. Wprowadzenie<text:tab/>4</text:p>
          <text:p text:style-name="P18">1.1 Cel<text:tab/>4</text:p>
          <text:p text:style-name="P18">1.2 Zakres<text:tab/>4</text:p>
          <text:p text:style-name="P18">1.3 Pojęcia<text:tab/>4</text:p>
          <text:p text:style-name="P18">1.4 Odniesienia<text:tab/>4</text:p>
          <text:p text:style-name="P18">1.5 Streszczenie<text:tab/>4</text:p>
          <text:p text:style-name="P24">2. Opis ogólny<text:tab/>5</text:p>
          <text:p text:style-name="P18">2.1 Perspektywa produktu<text:tab/>5</text:p>
          <text:p text:style-name="P18">2.2 Funkcje produktu<text:tab/>5</text:p>
          <text:p text:style-name="P18">2.3 Charakterystyki użytkowników<text:tab/>5</text:p>
          <text:p text:style-name="P18">2.4 Ograniczenia<text:tab/>5</text:p>
          <text:p text:style-name="P18">2.5 Założenia i zależności<text:tab/>5</text:p>
          <text:p text:style-name="P24">3. Opis wymagań <text:tab/>5</text:p>
          <text:p text:style-name="P18">3.1 Funkcjonalność<text:tab/>5</text:p>
          <text:p text:style-name="P29">3.1.1 Losowe generowanie poziomów<text:tab/>5</text:p>
          <text:p text:style-name="P29">3.1.2 Walka z przeciwnikami<text:tab/>5</text:p>
          <text:p text:style-name="P29">3.1.3 Rozwój statystyk postaci<text:tab/>5</text:p>
          <text:p text:style-name="P29">3.1.4 Dialogi z NPC<text:tab/>5</text:p>
          <text:p text:style-name="P29">3.1.5 Handel z NPC<text:tab/>5</text:p>
          <text:p text:style-name="P29">3.1.6 Zapis i odczytywanie rozgrywki<text:tab/>5</text:p>
          <text:p text:style-name="P18">3.2 Specyfikacje przypadków użycia<text:tab/>5</text:p>
          <text:p text:style-name="P18">3.3 Wymagania dodatkowe <text:tab/>5</text:p>
          <text:p text:style-name="P24">4. Klasyfikacja wymagań funkcjonalnych<text:tab/>6</text:p>
        </text:index-body>
      </text:table-of-content>
      <text:p text:style-name="P23"><text:span text:style-name="T1">Specyfikacja</text:span><text:span text:style-name="T2"> </text:span><text:span text:style-name="T1">wymagań</text:span><text:span text:style-name="T2"> </text:span><text:span text:style-name="T1">projektu</text:span><text:span text:style-name="T2"> </text:span></text:p>
      <text:h text:style-name="P32" text:outline-level="1">Wprowadzenie</text:h>
      <text:h text:style-name="P34" text:outline-level="2">Cel</text:h>
      <text:p text:style-name="P2">Celem tego dokumentu jest określenie wymagań stawianych projektowi, jego funkcjonalności oraz czynników i ograniczeń na niego wpływających.</text:p>
      <text:h text:style-name="P34" text:outline-level="2">Zakres</text:h>
      <text:p text:style-name="P2">Specyfikacja ta dotyczy projektu utworzenia gry RPG na zaliczenie przedmiotu Inżynieria Oprogramowania.</text:p>
      <text:h text:style-name="P36" text:outline-level="2">Pojęcia</text:h>
      <text:p text:style-name="P19">Pojęcia zawarte w Specyfikacji wymagań projektu wyjaśnione są w Słowniku.</text:p>
      <text:h text:style-name="P36" text:outline-level="2">Odniesienia</text:h>
      <text:p text:style-name="P19">Słownik, zawarty w pliku 02_slownik.pdf</text:p>
      <text:p text:style-name="P19">Specyfikacja dodatkowa zawarta w pliku 04_specyfikacja_dodatkowa.pdf</text:p>
      <text:h text:style-name="P36" text:outline-level="2">Streszczenie</text:h>
      <text:p text:style-name="P19">Dalsza treść tego dokumentu opisuje założenia projektu, a następnie wymagania stawiane projektowi.</text:p>
      <text:h text:style-name="P33" text:outline-level="1"><text:span text:style-name="T1">Opis</text:span><text:span text:style-name="T2"> </text:span><text:span text:style-name="T1">ogólny</text:span></text:h>
      <text:h text:style-name="P35" text:outline-level="2">Perspektywa<text:span text:style-name="T6"> </text:span>produktu</text:h>
      <text:p text:style-name="P4">Gra będzie samodzielnym programem uruchamianym w systemie operacyjnym Windows, niezależnym od żadnych dodatkowych systemów. Gotowa gra będzie udostępniać interfejs użytkowania dla gracza i nie przewiduje się tworzenia dodatkowych narzędzi.</text:p>
      <text:h text:style-name="P34" text:outline-level="2">Funkcje<text:span text:style-name="T6"> </text:span>produktu</text:h>
      <text:p text:style-name="P2">Gra ma za zadanie dostarczenie rozrywki graczowi, poprzez przedstawienie losowo wygenerowanego świata i możliwość rozwoju postaci.</text:p>
      <text:h text:style-name="P34" text:outline-level="2">Charakterystyki<text:span text:style-name="T6"> </text:span>użytkowników</text:h>
      <text:p text:style-name="P2">Docelowymi użytkownikami będą gracze komputerowi, którzy wcześniej nie mieli do czynienia z gatunkiem RPG, a chcieliby go poznać.</text:p>
      <text:h text:style-name="P34" text:outline-level="2">Ograniczenia</text:h>
      <text:p text:style-name="P2">Przewidujemy wersję tylko dla systemu Windows.</text:p>
      <text:p text:style-name="P2">Gra nie będzie zawierała edytora poziomów.</text:p>
      <text:h text:style-name="P34" text:outline-level="2">Założenia<text:span text:style-name="T6"> </text:span>i<text:span text:style-name="T6"> </text:span>zależności</text:h>
      <text:p text:style-name="P2">Brak dodatkowych założeń i zależności.</text:p>
      <text:h text:style-name="Heading_20_1" text:outline-level="1"><text:span text:style-name="T1">Opis</text:span><text:span text:style-name="T2"> </text:span><text:span text:style-name="T1">wymagań</text:span><text:span text:style-name="T2"> </text:span></text:h>
      <text:h text:style-name="P34" text:outline-level="2">Funkcjonalność</text:h>
      <text:h text:style-name="P37" text:outline-level="3">Losowe generowanie poziomów</text:h>
      <text:p text:style-name="P2">Za każdym razem gdy gracz rozpoczyna nową grę, losowo generowany jest unikatowy świat gry.</text:p>
      <text:h text:style-name="P37" text:outline-level="3">Walka z przeciwnikami</text:h>
      <text:p text:style-name="P2">Postać gracza ma możliwość walki z różnymi przeciwnikami, wymagającymi różnych sposobów walki. Po wygranej potyczce postać zdobywa doświadczenie i łupy.</text:p>
      <text:h text:style-name="P37" text:outline-level="3">Rozwój statystyk postaci</text:h>
      <text:p text:style-name="P2">Gracz ma mieć możliwość zamiany zdobytego w walce doświadczenia na rozwój statystyk swojej postaci.</text:p>
      <text:h text:style-name="P37" text:outline-level="3">Dialogi z NPC</text:h>
      <text:p text:style-name="P2">Gracz ma mieć możliwość rozmowy z napotkanymi po drodze postaciami, rozwijając w ten sposób fabułę.</text:p>
      <text:h text:style-name="P37" text:outline-level="3">Handel z NPC</text:h>
      <text:p text:style-name="P2">Gracz ma mieć możliwość zamiany zdobytego złota na przedmioty takie jak ekwipunek czy eliksiry.</text:p>
      <text:h text:style-name="P37" text:outline-level="3">Zapis i odczytywanie rozgrywki</text:h>
      <text:p text:style-name="P2">Gracz mógłby zapisać trwającą rozgrywkę na dysku, a następnie ją odczytać i rozpocząć w momencie w którym skończył.</text:p>
      <text:h text:style-name="Heading_20_2" text:outline-level="2"><text:span text:style-name="T1">Specyfikacje</text:span><text:span text:style-name="T2"> </text:span><text:span text:style-name="T1">przypadków</text:span><text:span text:style-name="T2"> </text:span><text:span text:style-name="T1">użycia</text:span></text:h>
      <text:p text:style-name="Standard"><text:span text:style-name="T1">Funkcjonalność </text:span><text:span text:style-name="T3">Losowe generowanie poziomów</text:span><text:span text:style-name="T4"> związana jest z przypadkiem użycia </text:span><text:span text:style-name="T3">Utworzenie nowej gry,</text:span><text:span text:style-name="T4"> funkcjonalność</text:span><text:span text:style-name="T3"> Zapis i odczytywanie rozgrywki</text:span><text:span text:style-name="T4"> związana jest przypadkami </text:span><text:span text:style-name="T3">Zapis gry </text:span><text:span text:style-name="T4">i </text:span><text:span text:style-name="T3">Wznowienie gry</text:span><text:span text:style-name="T4">. <text:s/>Funkcjonalność </text:span><text:span text:style-name="T3">Walka z przeciwnikami</text:span><text:span text:style-name="T4"> związana jest z przypadkiem </text:span><text:span text:style-name="T3">Walka z przeciwnikiem</text:span><text:span text:style-name="T4">. Funkcjonalność </text:span><text:span text:style-name="T3">Rozwój statystyk postaci </text:span><text:span text:style-name="T4">związana jest z przypadkami </text:span><text:span text:style-name="T3">Przeglądanie statystyk </text:span><text:span text:style-name="T4">i </text:span><text:span text:style-name="T3">Rozwój postaci</text:span><text:span text:style-name="T4">. Funkcjonalności </text:span><text:span text:style-name="T3">Dialogi z NPC</text:span><text:span text:style-name="T4"> i </text:span><text:span text:style-name="T3">Handel z NPC</text:span><text:span text:style-name="T4"> związane są odpowiednio z przypadkami </text:span><text:span text:style-name="T3">Dialog z NPC </text:span><text:span text:style-name="T4">i </text:span><text:span text:style-name="T3">Handel z NPC</text:span><text:span text:style-name="T4">.</text:span></text:p>
      <text:h text:style-name="Heading_20_2" text:outline-level="2"><text:span text:style-name="T1">Wymagania</text:span><text:span text:style-name="T2"> </text:span><text:span text:style-name="T1">dodatkowe</text:span><text:span text:style-name="T2"> </text:span></text:h>
      <text:p text:style-name="P5">Wymagania dodatkowe zawarte są w specyfikacji dodatkowej.</text:p>
      <text:p text:style-name="P26"><text:soft-page-break/></text:p>
      <text:h text:style-name="Heading_20_1" text:outline-level="1"><text:span text:style-name="T1">Klasyfikacja</text:span><text:span text:style-name="T2"> </text:span><text:span text:style-name="T1">wymagań</text:span><text:span text:style-name="T2"> </text:span><text:span text:style-name="T1">funkcjonalnych</text:span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4">Funkcjonalność</text:p>
          </table:table-cell>
          <table:table-cell table:style-name="Tabela2.B1" office:value-type="string">
            <text:p text:style-name="P15">Typ</text:p>
          </table:table-cell>
        </table:table-row>
        <table:table-row table:style-name="Tabela2.2">
          <table:table-cell table:style-name="Tabela2.A2" office:value-type="string">
            <text:p text:style-name="P17">Losowe generowanie poziomów</text:p>
          </table:table-cell>
          <table:table-cell table:style-name="Tabela2.B2" office:value-type="string">
            <text:p text:style-name="P16">Istotne</text:p>
          </table:table-cell>
        </table:table-row>
        <table:table-row table:style-name="Tabela2.3">
          <table:table-cell table:style-name="Tabela2.A3" office:value-type="string">
            <text:p text:style-name="P17">Walka z przeciwnikami</text:p>
          </table:table-cell>
          <table:table-cell table:style-name="Tabela2.B3" office:value-type="string">
            <text:p text:style-name="P16">Istotne</text:p>
          </table:table-cell>
        </table:table-row>
        <table:table-row table:style-name="Tabela2.4">
          <table:table-cell table:style-name="Tabela2.A4" office:value-type="string">
            <text:p text:style-name="P17">Rozwój statystyk postaci</text:p>
          </table:table-cell>
          <table:table-cell table:style-name="Tabela2.B4" office:value-type="string">
            <text:p text:style-name="P16">Istotne</text:p>
          </table:table-cell>
        </table:table-row>
        <table:table-row table:style-name="Tabela2.5">
          <table:table-cell table:style-name="Tabela2.A6" office:value-type="string">
            <text:p text:style-name="P17">Dialogi z NPC</text:p>
          </table:table-cell>
          <table:table-cell table:style-name="Tabela2.B6" office:value-type="string">
            <text:p text:style-name="P16">Istotne</text:p>
          </table:table-cell>
        </table:table-row>
        <table:table-row table:style-name="Tabela2.6">
          <table:table-cell table:style-name="Tabela2.A6" office:value-type="string">
            <text:p text:style-name="P17">Handel z NPC</text:p>
          </table:table-cell>
          <table:table-cell table:style-name="Tabela2.B6" office:value-type="string">
            <text:p text:style-name="P16">Istotne</text:p>
          </table:table-cell>
        </table:table-row>
        <table:table-row table:style-name="Tabela2.7">
          <table:table-cell table:style-name="Tabela2.A7" office:value-type="string">
            <text:p text:style-name="P17">Zapis i odczytywanie rozgrywki</text:p>
          </table:table-cell>
          <table:table-cell table:style-name="Tabela2.B7" office:value-type="string">
            <text:p text:style-name="P16">Pożądane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346cm" fo:margin-right="0cm" fo:margin-top="0.212cm" fo:margin-bottom="0.212cm" fo:text-align="justify" style:justify-single-word="false" fo:text-indent="0cm" style:auto-text-indent="false"/>
      <style:text-properties fo:color="#0000ff" fo:language="pl" fo:country="PL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omyślna_20_czcionka_20_akapitu">
      <style:text-properties fo:font-weight="bold" style:font-weight-asian="bold" style:font-weight-complex="bold"/>
    </style:style>
    <style:style style:name="Tekst_20_dymka_20_Znak" style:display-name="Tekst dymka Znak" style:family="text" style:parent-style-name="Domyślna_20_czcionka_20_akapitu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762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  <style:text-properties fo:language="pl" fo:country="PL"/>
    </style:style>
    <style:style style:name="M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style:snap-to-layout-grid="false"/>
    </style:style>
    <style:style style:name="MP8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9" style:family="paragraph" style:parent-style-name="Standard">
      <style:paragraph-properties fo:text-align="center" style:justify-single-word="false" style:snap-to-layout-grid="false"/>
    </style:style>
    <style:style style:name="MP10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pl" fo:country="PL"/>
    </style:style>
    <style:style style:name="MT2" style:family="text">
      <style:text-properties style:font-name="Symbol1"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Header"/>
      </style:header>
      <style:footer>
        <text:p text:style-name="Footer"/>
      </style:footer>
    </style:master-page>
    <style:master-page style:name="Konwertuj_20_1" style:display-name="Konwertuj 1" style:page-layout-name="Mpm3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5">Rogalik</text:p>
            </table:table-cell>
            <table:table-cell table:style-name="Tabela4.B1" office:value-type="string">
              <text:p text:style-name="MP6"><text:s text:c="2"/><text:span text:style-name="MT1">Wersja</text:span>: <text:s text:c="10"/>1.0</text:p>
            </table:table-cell>
          </table:table-row>
          <table:table-row table:style-name="Tabela4.1">
            <table:table-cell table:style-name="Tabela4.A1" office:value-type="string">
              <text:p text:style-name="MP5">Specyfikacja wymagań projektu</text:p>
            </table:table-cell>
            <table:table-cell table:style-name="Tabela4.B1" office:value-type="string">
              <text:p text:style-name="MP7"><text:s text:c="2"/>Data: <text:s/>26/10/2012</text:p>
            </table:table-cell>
          </table:table-row>
        </table:table>
        <text:p text:style-name="Header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8">Poufne</text:p>
            </table:table-cell>
            <table:table-cell table:style-name="Tabela3.A1" office:value-type="string">
              <text:p text:style-name="MP9"><text:span text:style-name="MT2"></text:span><text:span text:style-name="MT1"><text:date style:data-style-name="N109" text:date-value="2012-11-01T20:30:19.37">2012</text:date></text:span></text:p>
            </table:table-cell>
            <table:table-cell table:style-name="Tabela3.A1" office:value-type="string">
              <text:p text:style-name="MP10"><text:span text:style-name="MT1">Strona</text:span><text:span text:style-name="MT1"> </text:span><text:span text:style-name="Page_20_Number"><text:span text:style-name="MT1"><text:page-number text:select-page="current">6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ecyfikacja wymagań projektu</dc:title>
    <dc:subject>&lt;Nazwa projektu&gt;</dc:subject>
    <meta:creation-date>2012-10-18T22:57:50.10</meta:creation-date>
    <dc:date>2012-11-01T20:30:19.28</dc:date>
    <meta:print-date>2009-12-03T23:52:00</meta:print-date>
    <meta:editing-cycles>22</meta:editing-cycles>
    <meta:editing-duration>P1DT4H10M40S</meta:editing-duration>
    <meta:generator>LibreOffice/3.4$Win32 LibreOffice_project/340m1$Build-302</meta:generator>
    <meta:document-statistic meta:table-count="4" meta:image-count="0" meta:object-count="0" meta:page-count="6" meta:paragraph-count="109" meta:word-count="561" meta:character-count="3988" meta:non-whitespace-character-count="3539"/>
    <meta:user-defined meta:name="Informacja 1"/>
    <meta:user-defined meta:name="Informacja 2"/>
    <meta:user-defined meta:name="Informacja 3"/>
    <meta:user-defined meta:name="Informacja 4"/>
  </office:meta>
</office:document-meta>
</file>